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/>
    </style:style>
    <style:style style:name="P4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6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7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8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9" style:family="paragraph" style:parent-style-name="Preformatted_20_Text">
      <style:text-properties fo:color="#ffffff" loext:opacity="100%" fo:font-weight="normal" officeooo:rsid="00163630" officeooo:paragraph-rsid="00163630" style:font-weight-asian="normal" style:font-weight-complex="normal"/>
    </style:style>
    <style:style style:name="P10" style:family="paragraph" style:parent-style-name="Preformatted_20_Text">
      <style:text-properties fo:color="#ffffff" loext:opacity="100%" fo:font-weight="normal" officeooo:rsid="00176266" officeooo:paragraph-rsid="00176266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a8534" officeooo:paragraph-rsid="001a8534" style:font-weight-asian="normal" style:font-weight-complex="normal"/>
    </style:style>
    <style:style style:name="P12" style:family="paragraph" style:parent-style-name="Preformatted_20_Text">
      <style:text-properties fo:color="#ffffff" loext:opacity="100%" officeooo:rsid="000a6025" officeooo:paragraph-rsid="000a6025"/>
    </style:style>
    <style:style style:name="P13" style:family="paragraph" style:parent-style-name="Preformatted_20_Text">
      <style:text-properties fo:color="#ffffff" loext:opacity="100%" officeooo:rsid="000542c3" officeooo:paragraph-rsid="000542c3"/>
    </style:style>
    <style:style style:name="P14" style:family="paragraph" style:parent-style-name="Preformatted_20_Text">
      <style:text-properties fo:color="#ffffff" loext:opacity="100%" officeooo:rsid="0008b389" officeooo:paragraph-rsid="0008b389"/>
    </style:style>
    <style:style style:name="P15" style:family="paragraph" style:parent-style-name="Preformatted_20_Text">
      <style:text-properties fo:color="#ffffff" loext:opacity="100%" officeooo:rsid="000bd301" officeooo:paragraph-rsid="000bd301"/>
    </style:style>
    <style:style style:name="P16" style:family="paragraph" style:parent-style-name="Preformatted_20_Text">
      <style:text-properties fo:color="#ffffff" loext:opacity="100%" officeooo:paragraph-rsid="000542c3"/>
    </style:style>
    <style:style style:name="P17" style:family="paragraph" style:parent-style-name="Preformatted_20_Text">
      <style:text-properties fo:color="#ffffff" loext:opacity="100%" officeooo:rsid="001581df" officeooo:paragraph-rsid="001581df"/>
    </style:style>
    <style:style style:name="P18" style:family="paragraph" style:parent-style-name="Preformatted_20_Text">
      <style:text-properties fo:color="#ffffff" loext:opacity="100%" officeooo:rsid="0014e081" officeooo:paragraph-rsid="0014e081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3">- make the calculator containers in <text:s/>css and html, one for the previous result, and one for the current calculation.</text:p>
      <text:p text:style-name="P3">numbers 0 - 9</text:p>
      <text:p text:style-name="P3">+ - * /</text:p>
      <text:p text:style-name="P3">=</text:p>
      <text:p text:style-name="P3">C CE</text:p>
      <text:p text:style-name="P3">ANS</text:p>
      <text:p text:style-name="P3"/>
      <text:p text:style-name="P3">- give each of the containers in html an ID and a class</text:p>
      <text:p text:style-name="P3"/>
      <text:p text:style-name="P3">- divide the JS file into the following categories:</text:p>
      <text:p text:style-name="P3"><text:tab/>- variable declarations</text:p>
      <text:p text:style-name="P3"><text:tab/><text:tab/>* node declarations<text:tab/><text:tab/></text:p>
      <text:p text:style-name="P3"><text:tab/><text:tab/><text:tab/>- numbers</text:p>
      <text:p text:style-name="P3"><text:tab/><text:tab/><text:tab/>- operators</text:p>
      <text:p text:style-name="P3"><text:tab/><text:tab/><text:tab/>- others</text:p>
      <text:p text:style-name="P3"><text:tab/><text:tab/>* other global variables</text:p>
      <text:p text:style-name="P3"><text:tab/>- functions</text:p>
      <text:p text:style-name="P3"><text:tab/><text:tab/>* utility functions</text:p>
      <text:p text:style-name="P3"><text:tab/><text:tab/>* controller functions</text:p>
      <text:p text:style-name="P3"><text:tab/>- DOM generation</text:p>
      <text:p text:style-name="P3"><text:tab/><text:tab/>- node creation</text:p>
      <text:p text:style-name="P3"><text:tab/><text:tab/>- listeners</text:p>
      <text:p text:style-name="P3">---------------------------------------------------</text:p>
      <text:p text:style-name="P3"/>
      <text:p text:style-name="P3">- connect all the buttons to listeners and variables</text:p>
      <text:p text:style-name="P3"/>
      <text:p text:style-name="P3">- make object variables called num1, num2, operator, and, currentNum.</text:p>
      <text:p text:style-name="P3"/>
      <text:p text:style-name="P3">make it so that when you press numbers, that they keep concatenating to num1, and that then currentNum is displayed</text:p>
      <text:p text:style-name="P3"/>
      <text:p text:style-name="P3">- make a variable called testVar, which is num1 + operator + num2</text:p>
      <text:p text:style-name="P3"/>
      <text:p text:style-name="P3">- make a function called switchNum, which toggles the other num variable as = currentNum</text:p>
      <text:p text:style-name="P3"/>
      <text:p text:style-name="P3">- make a function called operator, which, for now, invokes switchNum when an operator is pressed</text:p>
      <text:p text:style-name="P3"/>
      <text:p text:style-name="P3">- version 1.1:</text:p>
      <text:p text:style-name="P3">make num1, operator, num2 always displayed on the display</text:p>
      <text:p text:style-name="P3"/>
      <text:p text:style-name="P3">- make a function called updateDisplay, which makes the textcontent of the display be:</text:p>
      <text:p text:style-name="P3">num1 " " operator " " num2</text:p>
      <text:p text:style-name="P3"/>
      <text:p text:style-name="P3">add to the </text:p>
      <text:p text:style-name="P3"/>
      <text:p text:style-name="P3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3"/>
      <text:p text:style-name="P3">- let the function "operator" take the operator as a parameter, and calls the corresponding operator function. see if you can just log the function name by calling it with different parameters</text:p>
      <text:p text:style-name="P3"/>
      <text:p text:style-name="P3">- make functions for:</text:p>
      <text:p text:style-name="P3"><text:soft-page-break/>add</text:p>
      <text:p text:style-name="P3">subtract</text:p>
      <text:p text:style-name="P3">multiply</text:p>
      <text:p text:style-name="P3">divide</text:p>
      <text:p text:style-name="P3"/>
      <text:p text:style-name="P3">at the end of every operator function, change ans to the result</text:p>
      <text:p text:style-name="P3"/>
      <text:p text:style-name="P3"><text:tab/>* they save the result in variable ans</text:p>
      <text:p text:style-name="P3"/>
      <text:p text:style-name="P3">- write an calcSimpleAnswer function, that just has to work with "num_operator_num"</text:p>
      <text:p text:style-name="P3"/>
      <text:p text:style-name="P3">- write a function called clearEntry</text:p>
      <text:p text:style-name="P3"/>
      <text:p text:style-name="P3">- connect clearEntry to calcAnswer</text:p>
      <text:p text:style-name="P3"/>
      <text:p text:style-name="P3">- write function displayResult, which displays ans</text:p>
      <text:p text:style-name="P3"/>
      <text:p text:style-name="P3"/>
      <text:p text:style-name="P3">extra: add a C button to clear all variables</text:p>
      <text:p text:style-name="P3">add CE to clear num1, num2, currentNum variables</text:p>
      <text:p text:style-name="P3"/>
      <text:p text:style-name="P4">- part <text:span text:style-name="T5">3</text:span>: make the evaluated calculation an array, in which each item is calculated by its relative position to an operator<text:span text:style-name="T4">.</text:span></text:p>
      <text:p text:style-name="P5"/>
      <text:p text:style-name="P5">for each item in the array, check it for operators</text:p>
      <text:p text:style-name="P5"/>
      <text:p text:style-name="P5">when the operator is found, run the value in front and behind through the calculation (check if it is a number)</text:p>
      <text:p text:style-name="P5"/>
      <text:p text:style-name="P7"><text:span text:style-name="T6">run the result again through the arrayCalculation, and once it has become 1</text:span> <text:span text:style-name="T6">value, let ans be the result</text:span></text:p>
      <text:p text:style-name="P3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3"/>
      <text:p text:style-name="P6"><text:span text:style-name="T1">- </text:span>make a<text:span text:style-name="T2">n</text:span> ANS function</text:p>
      <text:p text:style-name="P12">what does an ans function need to be able to do:</text:p>
      <text:p text:style-name="P12">make the currently selected variable the previous answer.</text:p>
      <text:p text:style-name="P12"/>
      <text:p text:style-name="P12">think about what all the the functions need to do, and give them the code to do it.</text:p>
      <text:p text:style-name="P12"/>
      <text:p text:style-name="P12"/>
      <text:p text:style-name="P13"><text:s text:c="2"/>* debug the hell out of it</text:p>
      <text:p text:style-name="P14"><text:tab/>different situations for an ANS</text:p>
      <text:p text:style-name="P15">if the screen is empty, just make num1 &amp; currentNum ANS,</text:p>
      <text:p text:style-name="P15">If there is any content in num1, empty it and make it ANS</text:p>
      <text:p text:style-name="P15">if there is an operator, make num2 ANS</text:p>
      <text:p text:style-name="P8"/>
      <text:p text:style-name="P16"/>
      <text:p text:style-name="P3"/>
      <text:p text:style-name="P1">- part <text:span text:style-name="T3">5</text:span>:</text:p>
      <text:p text:style-name="P1">make it able to handle errors</text:p>
      <text:p text:style-name="P3"/>
      <text:p text:style-name="P3">- make a function called errorCheckEquals, errorCheckOperator, errorCheckNumber which will contain all the checks for each.</text:p>
      <text:p text:style-name="P3"/>
      <text:p text:style-name="P3">- make functions that check for error-inducing behavior, add them to the controller functions to first check for errors</text:p>
      <text:p text:style-name="P3"><text:tab/></text:p>
      <text:p text:style-name="P3"><text:tab/>- operator:</text:p>
      <text:p text:style-name="P3"><text:tab/><text:tab/>* was the operator pressed without any previous content?</text:p>
      <text:p text:style-name="P3"><text:soft-page-break/><text:tab/><text:tab/><text:tab/>- is there a previous ans, fill in ANS, otherwise</text:p>
      <text:p text:style-name="P3"><text:tab/><text:tab/><text:tab/>- remove the operator</text:p>
      <text:p text:style-name="P3"><text:tab/><text:tab/>* are there 2 operators and a num1 and num2?</text:p>
      <text:p text:style-name="P3"><text:tab/><text:tab/><text:tab/>- calculate the previous result already</text:p>
      <text:p text:style-name="P3"><text:tab/><text:tab/>* is there only num1, change the operator value</text:p>
      <text:p text:style-name="P3"><text:tab/><text:tab/>* are num1, num2, and operator all not empty? run calcAnswer()</text:p>
      <text:p text:style-name="P3"><text:tab/>- equals:</text:p>
      <text:p text:style-name="P3"><text:tab/><text:tab/>* is there any content on the screen, if not, return 0</text:p>
      <text:p text:style-name="P3"><text:tab/><text:tab/>* is there only a number on the screen, then return the number</text:p>
      <text:p text:style-name="P3"><text:tab/>- number:</text:p>
      <text:p text:style-name="P3"><text:tab/><text:tab/>* is the total length of the calculation bigger than the screen <text:tab/><text:tab/><text:tab/>length, don't allow the new number</text:p>
      <text:p text:style-name="P3"/>
      <text:p text:style-name="P3">- make a function called errorCheck calcAnswer</text:p>
      <text:p text:style-name="P3"><text:tab/></text:p>
      <text:p text:style-name="P3"/>
      <text:p text:style-name="P3"/>
      <text:p text:style-name="P3"/>
      <text:p text:style-name="P3"/>
      <text:p text:style-name="P3">style the calculator exactly like an oldschool calculator, with some shine on the keys</text:p>
      <text:p text:style-name="P3">and a slight curve on the sides</text:p>
      <text:p text:style-name="P3"/>
      <text:p text:style-name="P3">-------</text:p>
      <text:p text:style-name="P3"/>
      <text:p text:style-name="P17">add the option for different ways to write variables (* and x)</text:p>
      <text:p text:style-name="P3"/>
      <text:p text:style-name="P18">make negative numbers possible</text:p>
      <text:p text:style-name="P3"/>
      <text:p text:style-name="P3">bonus:</text:p>
      <text:p text:style-name="P3">take away as many global variables as possible</text:p>
      <text:p text:style-name="P3">make everything const of possible</text:p>
      <text:p text:style-name="P3"/>
      <text:p text:style-name="P3">error fixing:</text:p>
      <text:p text:style-name="P3">make C not delete ANS entries again and again, on the currently displayed result.</text:p>
      <text:p text:style-name="P3">maybe if ANS[0] == displayBottom.textContent <text:s/>remove first element?</text:p>
      <text:p text:style-name="P3">make sure the that ANS only displays the current calculated value</text:p>
      <text:p text:style-name="P3"/>
      <text:p text:style-name="P2">to add an operator:</text:p>
      <text:p text:style-name="P9">add the operator to the operatorObject + different ways that it can be written</text:p>
      <text:p text:style-name="P10">write a way to check for this operator in the checkOperator()</text:p>
      <text:p text:style-name="P11">add the calculation in the doCalculation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3:26:26.699964518</dc:date>
    <meta:editing-duration>P1DT1H21M54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839" meta:character-count="4704" meta:non-whitespace-character-count="3902"/>
  </office:meta>
</office:document-meta>
</file>